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253D1D2414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aqua-title">
      <style:graphic-properties fo:min-height="3.256cm"/>
    </style:style>
    <style:style style:name="pr2" style:family="presentation" style:parent-style-name="lyt-aqua-subtitle">
      <style:graphic-properties draw:fill-color="#ffffff" draw:auto-grow-height="true" fo:min-height="13.861cm"/>
    </style:style>
    <style:style style:name="pr3" style:family="presentation" style:parent-style-name="lyt-aqua-notes">
      <style:graphic-properties draw:fill-color="#ffffff" draw:auto-grow-height="true" fo:min-height="12.573cm"/>
    </style:style>
    <style:style style:name="pr4" style:family="presentation" style:parent-style-name="lyt-aqua-title">
      <style:graphic-properties draw:auto-grow-height="true" fo:min-height="3.507cm"/>
    </style:style>
    <style:style style:name="pr5" style:family="presentation" style:parent-style-name="lyt-aqua-outline1">
      <style:graphic-properties fo:min-height="13.609cm"/>
    </style:style>
    <style:style style:name="pr6" style:family="presentation" style:parent-style-name="lyt-aqua-outline1">
      <style:graphic-properties fo:min-height="13.61cm"/>
    </style:style>
    <style:style style:name="pr7" style:family="presentation" style:parent-style-name="lyt-aqua-notes">
      <style:graphic-properties draw:fill-color="#ffffff" fo:min-height="12.322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Kameleon</text:p>
          </draw:text-box>
        </draw:frame>
        <draw:frame presentation:style-name="pr2" draw:layer="layout" svg:width="24.599cm" svg:height="13.861cm" svg:x="2cm" svg:y="5.5cm" presentation:class="subtitle">
          <draw:text-box>
            <text:p>A simple tool to generate </text:p>
            <text:p>customized appliances</text:p>
            <text:p/>
            <text:p/>
            <text:p>OAR Team - INRIA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History</text:p>
          </draw:text-box>
        </draw:frame>
        <draw:frame presentation:style-name="pr5" draw:layer="layout" svg:width="24.599cm" svg:height="13.609cm" svg:x="2cm" svg:y="5.5cm" presentation:class="outline">
          <draw:text-box>
            <text:list text:style-name="L2">
              <text:list-item>
                <text:p>Side project (OAR Team)</text:p>
              </text:list-item>
              <text:list-item>
                <text:p>Need: </text:p>
                <text:list>
                  <text:list-item>
                    <text:p>tool to generate appliances</text:p>
                  </text:list-item>
                  <text:list-item>
                    <text:p>Live tests of a batch scheduler</text:p>
                  </text:list-item>
                </text:list>
              </text:list-item>
              <text:list-item>
                <text:p>Reuse parts of scripts – reorganize them</text:p>
              </text:list-item>
              <text:list-item>
                <text:p>Automation of customized appliances creation</text:p>
              </text:list-item>
              <text:list-item>
                <text:p>Initiate a Google Summer of Code internship 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resentation</text:p>
          </draw:text-box>
        </draw:frame>
        <draw:frame presentation:style-name="pr5" draw:layer="layout" svg:width="24.599cm" svg:height="13.609cm" svg:x="2cm" svg:y="5.5cm" presentation:class="outline">
          <draw:text-box>
            <text:list text:style-name="L2">
              <text:list-item>
                <text:p>Ruby script</text:p>
              </text:list-item>
              <text:list-item>
                <text:p>Recipes – YAML files</text:p>
              </text:list-item>
              <text:list-item>
                <text:p>Generates: </text:p>
                <text:list>
                  <text:list-item>
                    <text:p>Iso</text:p>
                  </text:list-item>
                  <text:list-item>
                    <text:p>Kvm</text:p>
                  </text:list-item>
                  <text:list-item>
                    <text:p>VirtualBox</text:p>
                  </text:list-item>
                  <text:list-item>
                    <text:p>Tg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ecipes – global vars</text:p>
          </draw:text-box>
        </draw:frame>
        <draw:frame presentation:style-name="pr6" draw:text-style-name="P1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<text:span text:style-name="T1">global:</text:span></text:p>
                <text:p><text:span text:style-name="T1"><text:s/></text:span><text:span text:style-name="T1">distrib: debian-lenny</text:span></text:p>
                <text:p><text:span text:style-name="T1"><text:s/></text:span><text:span text:style-name="T1">workdir_base: /var/tmp/kameleon/</text:span></text:p>
                <text:p><text:span text:style-name="T1"><text:s/></text:span><text:span text:style-name="T1">distrib_repository: http://ftp.us.debian.org/debian/</text:span></text:p>
                <text:p><text:span text:style-name="T1"><text:s/></text:span><text:span text:style-name="T1">arch: i386</text:span></text:p>
                <text:p><text:span text:style-name="T1"><text:s/></text:span><text:span text:style-name="T1">kernel_arch: "686"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ecipes - steps</text:p>
          </draw:text-box>
        </draw:frame>
        <draw:frame presentation:style-name="pr6" draw:text-style-name="P2" draw:layer="layout" svg:width="24.599cm" svg:height="15.279cm" svg:x="1.881cm" svg:y="4.11cm" presentation:class="outline" presentation:user-transformed="true">
          <draw:text-box>
            <text:list text:style-name="L2">
              <text:list-header>
                <text:p><text:span text:style-name="T2">steps:</text:span></text:p>
                <text:p><text:span text:style-name="T2"><text:s/></text:span><text:span text:style-name="T2">- bootstrap</text:span></text:p>
                <text:p><text:span text:style-name="T2"><text:s/></text:span><text:span text:style-name="T2">- system_config</text:span></text:p>
                <text:p><text:span text:style-name="T2"><text:s/></text:span><text:span text:style-name="T2">- software_install</text:span></text:p>
                <text:p><text:span text:style-name="T2"><text:s/></text:span><text:span text:style-name="T2">- kernel_install</text:span></text:p>
                <text:p><text:span text:style-name="T2"><text:s/></text:span><text:span text:style-name="T2">- strip</text:span></text:p>
                <text:p><text:span text:style-name="T2"><text:s/></text:span><text:span text:style-name="T2">- build_appliance:</text:span></text:p>
                <text:p><text:span text:style-name="T2"><text:s text:c="5"/></text:span><text:span text:style-name="T2">- create_raw_image</text:span></text:p>
                <text:p><text:span text:style-name="T2"><text:s text:c="5"/></text:span><text:span text:style-name="T2">- copy_system_tree</text:span></text:p>
                <text:p><text:span text:style-name="T2"><text:s text:c="5"/></text:span><text:span text:style-name="T2">- install_grub</text:span></text:p>
                <text:p><text:span text:style-name="T2"><text:s text:c="5"/></text:span><text:span text:style-name="T2">- save_as_raw</text:span></text:p>
                <text:p><text:span text:style-name="T2"><text:s text:c="5"/></text:span><text:span text:style-name="T2">- save_as_qcow2</text:span></text:p>
                <text:p><text:span text:style-name="T2"><text:s text:c="5"/></text:span><text:span text:style-name="T2">- clean</text:span></text:p>
                <text:p><text:span text:style-name="T2"><text:s/></text:span><text:span text:style-name="T2">- clean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acrosteps</text:p>
          </draw:text-box>
        </draw:frame>
        <draw:frame presentation:style-name="pr6" draw:layer="layout" svg:width="24.599cm" svg:height="13.61cm" svg:x="2cm" svg:y="5.5cm" presentation:class="outline">
          <draw:text-box>
            <text:list text:style-name="L2">
              <text:list-item>
                <text:p><text:span text:style-name="T1">bootstrap:</text:span></text:p>
                <text:p><text:span text:style-name="T1"><text:s/></text:span><text:span text:style-name="T1">- debootstrap:</text:span></text:p>
                <text:p><text:span text:style-name="T1"><text:s text:c="7"/></text:span><text:span text:style-name="T1">- exec_appliance: <text:s/>debootstrap --arch=$$arch lenny $$chroot/ <text:s/>$$distrib_repository</text:span></text:p>
                <text:p><text:span text:style-name="T1"><text:s text:c="7"/></text:span><text:span text:style-name="T1">- exec_appliance: <text:s/>echo "rm -rf $$chroot" &gt; $$workdir/clean.sh</text:span></text:p>
                <text:p><text:span text:style-name="T3"/></text:p>
              </text:list-item>
              <text:list-item>
                <text:p><text:span text:style-name="T3">$$my_var refers to a global var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Kameleon commands</text:p>
          </draw:text-box>
        </draw:frame>
        <draw:frame presentation:style-name="pr5" draw:layer="layout" svg:width="24.599cm" svg:height="13.609cm" svg:x="2cm" svg:y="5.5cm" presentation:class="outline">
          <draw:text-box>
            <text:list text:style-name="L2">
              <text:list-item>
                <text:p>Execute in the appliance (chrooted)</text:p>
              </text:list-item>
              <text:list-item>
                <text:p>Execute in a specified directory</text:p>
              </text:list-item>
              <text:list-item>
                <text:p>Breakpoints</text:p>
              </text:list-item>
              <text:list-item>
                <text:p>File management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dea</text:p>
          </draw:text-box>
        </draw:frame>
        <draw:frame presentation:style-name="pr6" draw:layer="layout" svg:width="24.599cm" svg:height="13.61cm" svg:x="2cm" svg:y="5.5cm" presentation:class="outline">
          <draw:text-box>
            <text:list text:style-name="L2">
              <text:list-item>
                <text:p>Create your macrosteps</text:p>
              </text:list-item>
              <text:list-item>
                <text:p>Use provided ones</text:p>
              </text:list-item>
              <text:list-item>
                <text:p>Use them in your recipes</text:p>
                <text:p/>
              </text:list-item>
              <text:list-item>
                <text:p>Example: OAR on G5K grid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Virtual Machines</text:p>
          </draw:text-box>
        </draw:frame>
        <draw:frame presentation:style-name="pr6" draw:layer="layout" svg:width="24.599cm" svg:height="13.61cm" svg:x="2cm" svg:y="5.5cm" presentation:class="outline">
          <draw:text-box>
            <text:list text:style-name="L2">
              <text:list-item>
                <text:p>Create recipes for xen appliances</text:p>
              </text:list-item>
              <text:list-item>
                <text:p>Any xen machine could run OAR virtual appliance</text:p>
                <text:list>
                  <text:list-item>
                    <text:p>Become an OAR resource</text:p>
                  </text:list-item>
                  <text:list-item>
                    <text:p>Virtual machines clusters</text:p>
                  </text:list-item>
                </text:list>
              </text:list-item>
              <text:list-item>
                <text:p>Interaction with BOINC</text:p>
                <text:list>
                  <text:list-item>
                    <text:p>BOINC uses OAR resources (BOAR)</text:p>
                  </text:list-item>
                  <text:list-item>
                    <text:p>OAR uses BOINC resour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1" draw:text-style-name="MP3" draw:layer="backgroundobjects" svg:width="6.523cm" svg:height="1.448cm" svg:x="1.7cm" svg:y="18.2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876cm" svg:y="18.2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376cm" svg:y="18.2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3" draw:layer="backgroundobjects" svg:width="9.369cm" svg:height="1.396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369cm" svg:height="1.396cm" svg:x="12.219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369cm" svg:height="1.396cm" svg:x="0cm" svg:y="26.543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369cm" svg:height="1.396cm" svg:x="12.219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1T08:19:05</meta:creation-date>
    <meta:editing-duration>PT03H33M12S</meta:editing-duration>
    <meta:editing-cycles>44</meta:editing-cycles>
    <dc:date>2009-10-22T10:14:19</dc:date>
    <meta:generator>OpenOffice.org/3.0$Linux OpenOffice.org_project/300m15$Build-9379</meta:generator>
    <meta:document-statistic meta:object-count="57"/>
  </office:meta>
</office:document-meta>
</file>